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</text:p>
      <text:p text:style-name="Standard"/>
      <text:p text:style-name="Standard">Libere sus impresoras - Wubiq: Impresión desde cualquier lugar a cualquier impresora.</text:p>
      <text:p text:style-name="Standard"/>
      <text:p text:style-name="Standard">Impresión de Página de Prueba.</text:p>
      <text:p text:style-name="Standard"/>
      <text:p text:style-name="Standard">Debe ver varias líneas de texto seguida de una gráfica en colores.</text:p>
      <text:p text:style-name="Standard"/>
      <text:p text:style-name="P1">wubiq para impresión entre grupos.</text:p>
      <text:p text:style-name="P2">wubiq para impresión entre grupos.</text:p>
      <text:p text:style-name="P3">wubiq para impresión entre grupos.</text:p>
      <text:p text:style-name="Standard">wubiq para impresión entre grupos.</text:p>
      <text:p text:style-name="P4">wubiq para impresión entre grupos.</text:p>
      <text:p text:style-name="P5">wubiq para impresión entre grupos.</text:p>
      <text:p text:style-name="P6">wubiq para impresión entre grupos.</text:p>
      <text:p text:style-name="P7">wubiq para impresión entre grupos.</text:p>
      <text:p text:style-name="P8">wubiq para impresión entre grupos.</text:p>
      <text:p text:style-name="P8"/>
      <text:p text:style-name="Standard"/>
      <text:p text:style-name="Standard"><draw:frame draw:style-name="fr1" draw:name="Object1" text:anchor-type="paragraph" svg:width="5.2457in" svg:height="2.7563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in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3T17:00:12</meta:creation-date>
    <dc:date>2012-03-28T22:46:09</dc:date>
    <meta:editing-duration>PT28M11S</meta:editing-duration>
    <meta:editing-cycles>10</meta:editing-cycles>
    <meta:generator>LibreOffice/3.5$MacOSX_x86 LibreOffice_project/dc9775d-05ecbee-0851ad3-1586698-727bf66</meta:generator>
    <meta:document-statistic meta:table-count="0" meta:image-count="0" meta:object-count="1" meta:page-count="1" meta:paragraph-count="13" meta:word-count="75" meta:character-count="492" meta:non-whitespace-character-count="4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304cm" svg:y="2.814cm" style:legend-expansion="high" chart:style-name="ch2"/>
        <chart:plot-area chart:style-name="ch3" chart:data-source-has-labels="both" svg:x="0.716cm" svg:y="0.695cm" svg:width="10.056cm" svg:height="5.745cm">
          <chartooo:coordinate-region svg:x="1.267cm" svg:y="0.858cm" svg:width="9.505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